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E" style:family="table-column">
      <style:table-column-properties style:column-width="5.9722in" style:rel-column-width="55255*"/>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E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E2" style:family="table-cell">
      <style:table-cell-properties style:vertical-align="middle" fo:padding="0.0382in" fo:border-left="0.0007in solid #000000" fo:border-right="0.0007in solid #000000" fo:border-top="none" fo:border-bottom="0.0007in solid #000000"/>
    </style:style>
    <style:style style:name="Table55.A26" style:family="table-cell">
      <style:table-cell-properties fo:padding="0.0382in" fo:border-left="0.0007in solid #000000" fo:border-right="none" fo:border-top="none" fo:border-bottom="none"/>
    </style:style>
    <style:style style:name="Table55.E26" style:family="table-cell">
      <style:table-cell-properties style:vertical-align="middle" fo:padding="0.0382in" fo:border-left="0.0007in solid #000000" fo:border-right="0.0007in solid #000000" fo:border-top="none" fo:border-bottom="none"/>
    </style:style>
    <style:style style:name="Table55.E27" style:family="table-cell">
      <style:table-cell-properties style:vertical-align="middle"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text-properties fo:font-weight="normal" style:font-weight-asian="normal" style:font-weight-complex="normal"/>
    </style:style>
    <style:style style:name="P16" style:family="paragraph" style:parent-style-name="Table_20_Contents">
      <style:paragraph-properties fo:text-align="center" style:justify-single-word="false"/>
      <style:text-properties style:font-name="Courier New" fo:font-weight="bold" style:font-weight-asian="bold" style:font-weight-complex="bold"/>
    </style:style>
    <style:style style:name="P17" style:family="paragraph" style:parent-style-name="Table_20_Contents">
      <style:paragraph-properties fo:text-align="justify" style:justify-single-word="false"/>
      <style:text-properties style:font-name="Courier New" fo:font-weight="bold" style:font-weight-asian="bold" style:font-weight-complex="bold"/>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center" style:justify-single-word="false"/>
      <style:text-properties style:font-name="Courier New"/>
    </style:style>
    <style:style style:name="P22" style:family="paragraph" style:parent-style-name="Table_20_Contents">
      <style:paragraph-properties fo:text-align="start" style:justify-single-word="false"/>
    </style:style>
    <style:style style:name="P23" style:family="paragraph" style:parent-style-name="Code">
      <style:text-properties fo:font-size="12pt" fo:font-weight="bold" style:font-size-asian="12pt" style:font-weight-asian="bold" style:font-size-complex="12pt" style:font-weight-complex="bold"/>
    </style:style>
    <style:style style:name="P24" style:family="paragraph" style:parent-style-name="Code">
      <style:paragraph-properties fo:text-align="justify" style:justify-single-word="false"/>
    </style:style>
    <style:style style:name="P25" style:family="paragraph" style:parent-style-name="Code">
      <style:text-properties style:font-name="Times New Roman" fo:font-size="14pt" style:font-name-asian="SimSun" style:font-size-asian="14pt" style:font-name-complex="Mangal" style:font-size-complex="14pt"/>
    </style:style>
    <style:style style:name="P26" style:family="paragraph" style:parent-style-name="Text_20_body">
      <style:paragraph-properties fo:break-before="page"/>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7.0602in" style:type="right" style:leader-style="dotted" style:leader-text="."/>
        </style:tab-stops>
      </style:paragraph-properties>
    </style:style>
    <style:style style:name="P29" style:family="paragraph" style:parent-style-name="Contents_20_2">
      <style:paragraph-properties>
        <style:tab-stops>
          <style:tab-stop style:position="6.8839in" style:type="right"/>
        </style:tab-stops>
      </style:paragraph-properties>
    </style:style>
    <style:style style:name="P30" style:family="paragraph" style:parent-style-name="Index_20_1">
      <style:paragraph-properties>
        <style:tab-stops>
          <style:tab-stop style:position="7.0807in" style:type="right"/>
        </style:tab-stops>
      </style:paragraph-properties>
    </style:style>
    <style:style style:name="P31" style:family="paragraph" style:parent-style-name="Index_20_Separator">
      <style:paragraph-properties>
        <style:tab-stops/>
      </style:paragraph-properties>
    </style:style>
    <style:style style:name="P32" style:family="paragraph" style:parent-style-name="Heading_20_1">
      <style:paragraph-properties fo:text-align="justify" style:justify-single-word="false"/>
    </style:style>
    <style:style style:name="P33" style:family="paragraph" style:parent-style-name="Heading_20_1">
      <style:paragraph-properties fo:break-before="page"/>
    </style:style>
    <style:style style:name="P34" style:family="paragraph" style:parent-style-name="Table_20_Contents">
      <style:paragraph-properties fo:text-align="center" style:justify-single-word="false"/>
      <style:text-properties style:font-name="Arial Black" fo:font-size="12pt" style:font-size-asian="12pt" style:font-size-complex="12pt"/>
    </style:style>
    <style:style style:name="P35" style:family="paragraph" style:parent-style-name="Text_20_body" style:master-page-name="Standard">
      <style:paragraph-properties style:page-number="auto"/>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paragraph-properties fo:text-align="justify" style:justify-single-word="false"/>
    </style:style>
    <style:style style:name="P39" style:family="paragraph" style:parent-style-name="Text_20_body" style:list-style-name="L5">
      <style:paragraph-properties fo:text-align="justify" style:justify-single-word="false"/>
    </style:style>
    <style:style style:name="P40" style:family="paragraph" style:parent-style-name="Text_20_body" style:list-style-name="L1">
      <style:paragraph-properties fo:text-align="justify" style:justify-single-word="false"/>
    </style:style>
    <style:style style:name="P41" style:family="paragraph" style:parent-style-name="Text_20_body" style:list-style-name="L8">
      <style:paragraph-properties fo:text-align="justify" style:justify-single-word="false"/>
    </style:style>
    <style:style style:name="P42" style:family="paragraph" style:parent-style-name="Text_20_body" style:list-style-name="L10">
      <style:paragraph-properties fo:text-align="justify" style:justify-single-word="false"/>
    </style:style>
    <style:style style:name="P43" style:family="paragraph" style:parent-style-name="Text_20_body" style:list-style-name="L11">
      <style:paragraph-properties fo:text-align="justify" style:justify-single-word="false"/>
    </style:style>
    <style:style style:name="P44" style:family="paragraph" style:parent-style-name="Text_20_body" style:list-style-name="L12">
      <style:paragraph-properties fo:text-align="justify" style:justify-single-word="false"/>
    </style:style>
    <style:style style:name="P45" style:family="paragraph" style:parent-style-name="Text_20_body" style:list-style-name="L13">
      <style:paragraph-properties fo:text-align="justify" style:justify-single-word="false"/>
    </style:style>
    <style:style style:name="P46" style:family="paragraph" style:parent-style-name="Text_20_body" style:list-style-name="L14">
      <style:paragraph-properties fo:text-align="justify" style:justify-single-word="false"/>
    </style:style>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8, 2015</text:p>
      <text:p text:style-name="P2">Covering fOOrth version 0.0.3</text:p>
      <text:p text:style-name="P2">Status: Unpublished.</text:p>
      <text:p text:style-name="Text_20_body"/>
      <text:p text:style-name="Text_20_body"/>
      <text:p text:style-name="Text_20_body"/>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7">Table of Contents</text:p>
          </text:index-title>
          <text:p text:style-name="P28">The MIT License (MIT).<text:tab/>5</text:p>
          <text:p text:style-name="P28">Introduction<text:tab/>6</text:p>
          <text:p text:style-name="P29">About the name fOOrth<text:tab/>6</text:p>
          <text:p text:style-name="P29">How fOOrth came to be<text:tab/>6</text:p>
          <text:p text:style-name="P29">Goals and Principles<text:tab/>7</text:p>
          <text:p text:style-name="P29">Report Card<text:tab/>8</text:p>
          <text:p text:style-name="P29">Special Note<text:tab/>8</text:p>
          <text:p text:style-name="P28">Installation<text:tab/>9</text:p>
          <text:p text:style-name="P29">Ruby<text:tab/>9</text:p>
          <text:p text:style-name="P29">fOOrth<text:tab/>9</text:p>
          <text:p text:style-name="P29">Running fOOrth<text:tab/>10</text:p>
          <text:p text:style-name="P29">Source Archive<text:tab/>10</text:p>
          <text:p text:style-name="P28">First Steps<text:tab/>11</text:p>
          <text:p text:style-name="P28">The Syntax and Style of fOOrth<text:tab/>13</text:p>
          <text:p text:style-name="P29">Syntax<text:tab/>13</text:p>
          <text:p text:style-name="P29">Spaces<text:tab/>13</text:p>
          <text:p text:style-name="P29">Comments<text:tab/>13</text:p>
          <text:p text:style-name="P29">String Literals<text:tab/>13</text:p>
          <text:p text:style-name="P29">Numeric Literals<text:tab/>14</text:p>
          <text:p text:style-name="P28">A fOOrth Calculator<text:tab/>15</text:p>
          <text:p text:style-name="P29">The Basics<text:tab/>15</text:p>
          <text:p text:style-name="P29">Stack Manipulation<text:tab/>16</text:p>
          <text:p text:style-name="P29">Programming<text:tab/>18</text:p>
          <text:p text:style-name="P29">Control Structures<text:tab/>19</text:p>
          <text:p text:style-name="P29">Data Memory<text:tab/>19</text:p>
          <text:p text:style-name="P28">The Class Tree<text:tab/>20</text:p>
          <text:p text:style-name="P29">A Brief Overview<text:tab/>20</text:p>
          <text:p text:style-name="P28">Method Mapping<text:tab/>22</text:p>
          <text:p text:style-name="P28">Routing<text:tab/>23</text:p>
          <text:p text:style-name="P29">Routing Internals<text:tab/>24</text:p>
          <text:p text:style-name="P28">Handling Exceptions<text:tab/>26</text:p>
          <text:p text:style-name="P29">fOOrth Native Exception Codes:<text:tab/>26</text:p>
          <text:p text:style-name="P28">Array<text:tab/>27</text:p>
          <text:p text:style-name="P29">Array Literals<text:tab/>27</text:p>
          <text:p text:style-name="P29">Class Methods<text:tab/>27</text:p>
          <text:p text:style-name="P29">Instance Methods<text:tab/>27</text:p>
          <text:p text:style-name="P29">See Also<text:tab/>27</text:p>
          <text:p text:style-name="P28">Class<text:tab/>28</text:p>
          <text:p text:style-name="P29">Instance Methods<text:tab/>28</text:p>
          <text:p text:style-name="P29">See Also<text:tab/>28</text:p>
          <text:p text:style-name="P28">Complex<text:tab/>29</text:p>
          <text:p text:style-name="P29">Complex Literals<text:tab/>29</text:p>
          <text:p text:style-name="P29">Instance Methods<text:tab/>30</text:p>
          <text:p text:style-name="P29">Instance Stubs<text:tab/>30</text:p>
          <text:p text:style-name="P29">See Also<text:tab/>30</text:p>
          <text:p text:style-name="P28">Exception<text:tab/>31</text:p>
          <text:p text:style-name="P28">FalseClass<text:tab/>32</text:p>
          <text:p text:style-name="P29">Instance Methods<text:tab/>32</text:p>
          <text:p text:style-name="P29">See Also<text:tab/>32</text:p>
          <text:p text:style-name="P28">Float<text:tab/>34</text:p>
          <text:p text:style-name="P29">Float Literals<text:tab/>34</text:p>
          <text:p text:style-name="P29">See Also<text:tab/>34</text:p>
          <text:p text:style-name="P28">Hash<text:tab/>35</text:p>
          <text:p text:style-name="P29">Hash Literals<text:tab/>35</text:p>
          <text:p text:style-name="P29">Instance Methods<text:tab/>35</text:p>
          <text:p text:style-name="P29">See Also<text:tab/>35</text:p>
          <text:p text:style-name="P28">InStream<text:tab/>36</text:p>
          <text:p text:style-name="P29">Class Methods<text:tab/>36</text:p>
          <text:p text:style-name="P29">Instance Methods<text:tab/>36</text:p>
          <text:p text:style-name="P29">See Also<text:tab/>36</text:p>
          <text:p text:style-name="P28">Integer<text:tab/>37</text:p>
          <text:p text:style-name="P29">Integer Literals<text:tab/>37</text:p>
          <text:p text:style-name="P29">Instance Methods<text:tab/>37</text:p>
          <text:p text:style-name="P29">See Also<text:tab/>37</text:p>
          <text:p text:style-name="P28">MaxNumeric<text:tab/>39</text:p>
          <text:p text:style-name="P28">MinNumeric<text:tab/>40</text:p>
          <text:p text:style-name="P28">NilClass<text:tab/>41</text:p>
          <text:p text:style-name="P29">Instance Methods<text:tab/>41</text:p>
          <text:p text:style-name="P29">See Also<text:tab/>41</text:p>
          <text:p text:style-name="P28">Numeric<text:tab/>42</text:p>
          <text:p text:style-name="P29">Instance Methods<text:tab/>42</text:p>
          <text:p text:style-name="P29">See Also<text:tab/>42</text:p>
          <text:p text:style-name="P28">Object<text:tab/>43</text:p>
          <text:p text:style-name="P29">Instance Methods<text:tab/>43</text:p>
          <text:p text:style-name="P29">See Also<text:tab/>52</text:p>
          <text:p text:style-name="P28">OutStream<text:tab/>53</text:p>
          <text:p text:style-name="P29">Class Methods<text:tab/>53</text:p>
          <text:p text:style-name="P29">Instance Methods<text:tab/>53</text:p>
          <text:p text:style-name="P29">Class Stubs<text:tab/>53</text:p>
          <text:p text:style-name="P29">See Also<text:tab/>53</text:p>
          <text:p text:style-name="P28">Procedure<text:tab/>54</text:p>
          <text:p text:style-name="P29">Procedure Literals<text:tab/>54</text:p>
          <text:p text:style-name="P29">Instance Methods<text:tab/>54</text:p>
          <text:p text:style-name="P29">See Also<text:tab/>54</text:p>
          <text:p text:style-name="P28"><text:soft-page-break/>Queue<text:tab/>55</text:p>
          <text:p text:style-name="P29">Instance Methods<text:tab/>55</text:p>
          <text:p text:style-name="P29">See Also<text:tab/>55</text:p>
          <text:p text:style-name="P28">Rational<text:tab/>56</text:p>
          <text:p text:style-name="P29">Rational Literals<text:tab/>56</text:p>
          <text:p text:style-name="P29">Instance Methods<text:tab/>56</text:p>
          <text:p text:style-name="P29">See Also<text:tab/>57</text:p>
          <text:p text:style-name="P28">Stack<text:tab/>58</text:p>
          <text:p text:style-name="P29">Instance Methods<text:tab/>58</text:p>
          <text:p text:style-name="P29">See Also<text:tab/>58</text:p>
          <text:p text:style-name="P28">String<text:tab/>59</text:p>
          <text:p text:style-name="P29">String Literals<text:tab/>59</text:p>
          <text:p text:style-name="P29">Instance Methods<text:tab/>59</text:p>
          <text:p text:style-name="P29">See Also<text:tab/>59</text:p>
          <text:p text:style-name="P28">Thread<text:tab/>60</text:p>
          <text:p text:style-name="P29">Class Methods<text:tab/>60</text:p>
          <text:p text:style-name="P29">Instance Methods<text:tab/>60</text:p>
          <text:p text:style-name="P29">See Also<text:tab/>60</text:p>
          <text:p text:style-name="P28">TrueClass<text:tab/>61</text:p>
          <text:p text:style-name="P29">See Also<text:tab/>61</text:p>
          <text:p text:style-name="P28">VirtualMachine<text:tab/>62</text:p>
          <text:p text:style-name="P29">Instance Methods<text:tab/>62</text:p>
          <text:p text:style-name="P29">Commands<text:tab/>64</text:p>
          <text:p text:style-name="P29">See Also<text:tab/>65</text:p>
          <text:p text:style-name="P28">Appendix A – Symbol Glossary<text:tab/>66</text:p>
          <text:p text:style-name="P28">Appendix B – Regular Expressions<text:tab/>68</text:p>
          <text:p text:style-name="P28">Edit History:<text:tab/>70</text:p>
        </text:index-body>
      </text:table-of-content>
      <text:p text:style-name="Text_20_body"/>
      <text:h text:style-name="P33"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2"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013013975331673180" text:style-name="L1">
        <text:list-item>
          <text:p text:style-name="P36">A Simple, Easy-to-Understand syntax that is none the less, Expressive and Compact:</text:p>
        </text:list-item>
      </text:list>
      <text:list xml:id="list2007965134298825452" text:style-name="L2">
        <text:list-item>
          <text:list>
            <text:list-item>
              <text:p text:style-name="P37">Source code in fOOrth is free-form with no line oriented limitations or rules.</text:p>
            </text:list-item>
            <text:list-item>
              <text:p text:style-name="P37">Support is given to the easy representation of common literal data such as strings, integers, floating point numbers, rational numbers, and complex numbers.</text:p>
            </text:list-item>
          </text:list>
        </text:list-item>
      </text:list>
      <text:list xml:id="list41726482" text:continue-list="list5013013975331673180" text:style-name="L1">
        <text:list-item>
          <text:p text:style-name="P36">Safe Data and Data Structures:</text:p>
        </text:list-item>
      </text:list>
      <text:list xml:id="list8500481236484826795" text:style-name="L3">
        <text:list-item>
          <text:list>
            <text:list-item>
              <text:p text:style-name="P38">Simple, reliable arithmetic. In fOOrth, integer operations never overflow. Rational values can be represented exactly, complex numbers are supported, and conversions between numeric types are simple.</text:p>
            </text:list-item>
            <text:list-item>
              <text:p text:style-name="P38">Strings grow as needed without the need to allocate space or worry about overflow.</text:p>
            </text:list-item>
            <text:list-item>
              <text:p text:style-name="P38">Data containers such as arrays and hashes grow as needed. Out of range subscripts <text:soft-page-break/>cannot access undefined memory regions. </text:p>
            </text:list-item>
          </text:list>
        </text:list-item>
      </text:list>
      <text:list xml:id="list41726189" text:continue-list="list41726482" text:style-name="L1">
        <text:list-item>
          <text:p text:style-name="P36">Message Passing:</text:p>
        </text:list-item>
      </text:list>
      <text:list xml:id="list5120384860015143258" text:style-name="L4">
        <text:list-item>
          <text:list>
            <text:list-item>
              <text:p text:style-name="P47">In fOOrth all actions take the form of messages sent to a receiver.</text:p>
            </text:list-item>
            <text:list-item>
              <text:p text:style-name="P47">The routing of messages is specified by the exact type of the message.</text:p>
            </text:list-item>
            <text:list-item>
              <text:p text:style-name="P47">Message receivers include data items on the stack as well as the virtual machine object associated with the current thread of execution.</text:p>
            </text:list-item>
            <text:list-item>
              <text:p text:style-name="P47">Messages for which no routing specification can be found, generate an error at compile time.</text:p>
            </text:list-item>
          </text:list>
        </text:list-item>
      </text:list>
      <text:list xml:id="list41727236" text:continue-list="list41726189" text:style-name="L1">
        <text:list-item>
          <text:p text:style-name="P36">Object Oriented Design:</text:p>
        </text:list-item>
      </text:list>
      <text:list xml:id="list2196857614711775386" text:style-name="L5">
        <text:list-item>
          <text:list>
            <text:list-item>
              <text:p text:style-name="P39">Support class based inheritance, with a non-cyclic (single inheritance) tree derived from a common base Object class.</text:p>
            </text:list-item>
            <text:list-item>
              <text:p text:style-name="P48">Support late binding and polymorphism through message interface compatibility or “duck” typing.</text:p>
            </text:list-item>
          </text:list>
        </text:list-item>
      </text:list>
      <text:list xml:id="list41727740" text:continue-list="list41727236" text:style-name="L1">
        <text:list-item>
          <text:p text:style-name="P36">Meta programming: </text:p>
        </text:list-item>
      </text:list>
      <text:list xml:id="list4243367490841443821" text:style-name="L6">
        <text:list-item>
          <text:list>
            <text:list-item>
              <text:p text:style-name="P49">Support extensible language constructs by making the compiler an accessible part of the system.</text:p>
            </text:list-item>
          </text:list>
        </text:list-item>
      </text:list>
      <text:list xml:id="list41752011" text:continue-list="list41727740" text:style-name="L1">
        <text:list-item>
          <text:p text:style-name="P36">Reliability:</text:p>
        </text:list-item>
      </text:list>
      <text:list xml:id="list1964278637315796494" text:style-name="L7">
        <text:list-item>
          <text:list>
            <text:list-item>
              <text:p text:style-name="P50">Errors should be detected as soon as possible. </text:p>
            </text:list-item>
            <text:list-item>
              <text:p text:style-name="P50">Language constructs should not be designed in a way that causes simple coding errors to spin off into infinite loops. </text:p>
            </text:list-item>
          </text:list>
        </text:list-item>
      </text:list>
      <text:list xml:id="list41737445" text:continue-list="list41752011" text:style-name="L1">
        <text:list-item>
          <text:p text:style-name="P40">Building on the host language:</text:p>
        </text:list-item>
      </text:list>
      <text:list xml:id="list2736544107309253114" text:style-name="L8">
        <text:list-item>
          <text:list>
            <text:list-item>
              <text:p text:style-name="P41">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099357579846184834" text:style-name="L9">
        <text:list-item>
          <text:p text:style-name="P51">ruby 1.9.3p484 (2013-11-22) [i386-mingw32]</text:p>
        </text:list-item>
        <text:list-item>
          <text:p text:style-name="P51">ruby 2.1.5p273 (2014-11-13 revision 48405) [i386-mingw32]</text:p>
        </text:list-item>
        <text:list-item>
          <text:p text:style-name="P51">Rubinius – to be tested!</text:p>
        </text:list-item>
        <text:list-item>
          <text:p text:style-name="P51">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69317960"/>Rake<text:alphabetical-index-mark-end text:id="IMark16931796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9317960"/>Demo.rb<text:alphabetical-index-mark-end text:id="IMark1693179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2">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2">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2">+</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2">.</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4"><text:alphabetical-index-mark-start text:id="IMark249497832"/>drop<text:alphabetical-index-mark-end text:id="IMark24949783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4">&gt;</text:p>
          </table:table-cell>
        </table:table-row>
        <table:table-row table:style-name="Table54.1">
          <table:table-cell table:style-name="Table54.A2" office:value-type="string">
            <text:p text:style-name="P14"><text:alphabetical-index-mark-start text:id="IMark249497832"/>dup<text:alphabetical-index-mark-end text:id="IMark24949783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4">&gt;</text:p>
          </table:table-cell>
        </table:table-row>
        <table:table-row table:style-name="Table54.1">
          <table:table-cell table:style-name="Table54.A2" office:value-type="string">
            <text:p text:style-name="P14"><text:alphabetical-index-mark-start text:id="IMark249497832"/>nip<text:alphabetical-index-mark-end text:id="IMark24949783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4">&gt;</text:p>
          </table:table-cell>
        </table:table-row>
        <table:table-row table:style-name="Table54.1">
          <table:table-cell table:style-name="Table54.A2" office:value-type="string">
            <text:p text:style-name="P14"><text:alphabetical-index-mark-start text:id="IMark249497832"/>over<text:alphabetical-index-mark-end text:id="IMark24949783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4"><text:alphabetical-index-mark-start text:id="IMark249497832"/>pick<text:alphabetical-index-mark-end text:id="IMark24949783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49497832"/>swap<text:alphabetical-index-mark-end text:id="IMark24949783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4">&gt;</text:p>
          </table:table-cell>
        </table:table-row>
        <table:table-row table:style-name="Table54.1">
          <table:table-cell table:style-name="Table54.A2" office:value-type="string">
            <text:p text:style-name="P14"><text:alphabetical-index-mark-start text:id="IMark249497832"/>tuck<text:alphabetical-index-mark-end text:id="IMark24949783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350058023825184462" text:style-name="L10">
        <text:list-item>
          <text:p text:style-name="P42">To store return addresses for word calls. In fOOrth this is handled by the Ruby virtual machine.</text:p>
        </text:list-item>
        <text:list-item>
          <text:p text:style-name="P42">To store context for control structures. In fOOrth the context mechanism provides for a far richer and more reliable set of control, compile, and data structures.</text:p>
        </text:list-item>
        <text:list-item>
          <text:p text:style-name="P4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3">Object</text:p>
      <text:p text:style-name="P23"><text:tab/>Array</text:p>
      <text:p text:style-name="P23"><text:tab/>Class</text:p>
      <text:p text:style-name="P23"><text:tab/>Exception</text:p>
      <text:p text:style-name="P23"><text:tab/>FalseClass</text:p>
      <text:p text:style-name="P23"><text:tab/>Hash</text:p>
      <text:p text:style-name="P23"><text:tab/>InStream</text:p>
      <text:p text:style-name="P23"><text:tab/>MaxNumeric</text:p>
      <text:p text:style-name="P23"><text:tab/>MinNumeric</text:p>
      <text:p text:style-name="P23"><text:tab/>NilClass</text:p>
      <text:p text:style-name="P23"><text:tab/>Numeric</text:p>
      <text:p text:style-name="P23"><text:tab/><text:tab/>Complex</text:p>
      <text:p text:style-name="P23"><text:tab/><text:tab/>Float</text:p>
      <text:p text:style-name="P23"><text:tab/><text:tab/>Integer</text:p>
      <text:p text:style-name="P23"><text:tab/><text:tab/><text:tab/>Bignum</text:p>
      <text:p text:style-name="P23"><text:tab/><text:tab/><text:tab/>Fixnum</text:p>
      <text:p text:style-name="P23"><text:tab/><text:tab/>Rational</text:p>
      <text:p text:style-name="P23"><text:tab/>OutStream</text:p>
      <text:p text:style-name="P23"><text:tab/>Procedure</text:p>
      <text:p text:style-name="P23"><text:tab/>Queue</text:p>
      <text:p text:style-name="P23"><text:tab/>String</text:p>
      <text:p text:style-name="P23"><text:tab/>Thread</text:p>
      <text:p text:style-name="P23"><text:tab/>TrueClass</text:p>
      <text:p text:style-name="P23"><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249615008"/>Classes<text:alphabetical-index-mark-end text:id="IMark24961500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249615008"/>Inheritance<text:alphabetical-index-mark-end text:id="IMark24961500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249615008"/>Methods<text:alphabetical-index-mark-end text:id="IMark249615008"/></text:h>
      <text:p text:style-name="P3">All code in fOOrth is contained in methods. A method is a fragment of code that an object uses to respond to a message that has been sent to that object. In fOOrth there are three sorts of methods:</text:p>
      <text:list xml:id="list3147336298044598739" text:style-name="L11">
        <text:list-item>
          <text:p text:style-name="P43">Shared: Methods that are common to all instances of the class that contains them.</text:p>
        </text:list-item>
        <text:list-item>
          <text:p text:style-name="P43">Exclusive: Methods that are defined for one and only one object (and all of its clones that are created <text:span text:style-name="T2">after</text:span> the exclusive method is defined.).</text:p>
        </text:list-item>
        <text:list-item>
          <text:p text:style-name="P43">Local: Methods that are created in a context and are accessible only in that context. When the context concludes, these methods are no longer accessible.</text:p>
        </text:list-item>
      </text:list>
      <text:h text:style-name="Heading_20_3" text:outline-level="3"><text:alphabetical-index-mark-start text:id="IMark249617792"/>Late Binding<text:alphabetical-index-mark-end text:id="IMark249617792"/> and <text:alphabetical-index-mark-start text:id="IMark249615968"/>Polymorphism<text:alphabetical-index-mark-end text:id="IMark24961596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49615968"/>Method Mapping<text:alphabetical-index-mark-end text:id="IMark24961596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7727464666955438759" text:style-name="L12">
        <text:list-item>
          <text:p text:style-name="P44">The strings used by fOOrth needed to be converted to Ruby symbols to allow code to be executed in Ruby.</text:p>
        </text:list-item>
        <text:list-item>
          <text:p text:style-name="P44">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4">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49617792"/>SymbolMap<text:alphabetical-index-mark-end text:id="IMark249617792"/> class. This class creates mappings in one of two ways:</text:p>
      <text:list xml:id="list3336004458815496604" text:style-name="L13">
        <text:list-item>
          <text:p text:style-name="P4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4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49617792"/>Routing<text:alphabetical-index-mark-end text:id="IMark24961779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254846321706174120" text:style-name="L14">
        <text:list-item>
          <text:p text:style-name="P46">The defining word used to create the method.</text:p>
        </text:list-item>
        <text:list-item>
          <text:p text:style-name="P46">The receiver of the defining word used to create the method.</text:p>
        </text:list-item>
        <text:list-item>
          <text:p text:style-name="P46">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249497832"/>:<text:alphabetical-index-mark-end text:id="IMark249497832"/></text:p>
          </table:table-cell>
          <table:table-cell table:style-name="Table9.A2" office:value-type="string">
            <text:p text:style-name="P10">N/A</text:p>
          </table:table-cell>
          <table:table-cell table:style-name="Table9.A2" office:value-type="string">
            <text:p text:style-name="P18">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4">A virtual machine method.</text:p>
          </table:table-cell>
        </table:table-row>
        <table:table-row>
          <table:table-cell table:style-name="Table9.A3" table:number-rows-spanned="4" office:value-type="string">
            <text:p text:style-name="P12"><text:alphabetical-index-mark-start text:id="IMark249497832"/>.:<text:alphabetical-index-mark-end text:id="IMark249497832"/></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4">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4">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4">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4">Not allowed: Error</text:p>
          </table:table-cell>
        </table:table-row>
        <table:table-row>
          <table:table-cell table:style-name="Table9.A3" table:number-rows-spanned="7" office:value-type="string">
            <text:p text:style-name="P12"><text:alphabetical-index-mark-start text:id="IMark249497832"/>.::<text:alphabetical-index-mark-end text:id="IMark249497832"/></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4">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4">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4">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4">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4">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4">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4">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2">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68559244"/>do_map_name<text:alphabetical-index-mark-end text:id="IMark16855924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4"/>
        <table:table-column table:style-name="Table55.E"/>
        <table:table-header-rows>
          <table:table-row table:style-name="Table55.1">
            <table:table-cell table:style-name="Table55.A1" table:number-columns-spanned="4" office:value-type="string">
              <text:p text:style-name="P12">Code</text:p>
            </table:table-cell>
            <table:covered-table-cell/>
            <table:covered-table-cell/>
            <table:covered-table-cell/>
            <table:table-cell table:style-name="Table55.E1" office:value-type="string">
              <text:p text:style-name="P11">Description</text:p>
            </table:table-cell>
          </table:table-row>
        </table:table-header-rows>
        <table:table-row table:style-name="Table55.1">
          <table:table-cell table:style-name="Table55.A2" office:value-type="string">
            <text:p text:style-name="P34">F</text:p>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Generic fOOrth Native Exception Code.</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Compile Time Error.</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0</text:p>
          </table:table-cell>
          <table:table-cell table:style-name="Table55.A2" office:value-type="string">
            <text:p text:style-name="P34"/>
          </table:table-cell>
          <table:table-cell table:style-name="Table55.E2" office:value-type="string">
            <text:p text:style-name="Table_20_Contents">Syntax Error.</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0</text:p>
          </table:table-cell>
          <table:table-cell table:style-name="Table55.A2" office:value-type="string">
            <text:p text:style-name="P34">0</text:p>
          </table:table-cell>
          <table:table-cell table:style-name="Table55.E2" office:value-type="string">
            <text:p text:style-name="Table_20_Contents">Unknown or Untranslatable Entry Error</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0</text:p>
          </table:table-cell>
          <table:table-cell table:style-name="Table55.A2" office:value-type="string">
            <text:p text:style-name="P34">1</text:p>
          </table:table-cell>
          <table:table-cell table:style-name="Table55.E2" office:value-type="string">
            <text:p text:style-name="Table_20_Contents">Specification Error for Entry.</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0</text:p>
          </table:table-cell>
          <table:table-cell table:style-name="Table55.A2" office:value-type="string">
            <text:p text:style-name="P34">2</text:p>
          </table:table-cell>
          <table:table-cell table:style-name="Table55.E2" office:value-type="string">
            <text:p text:style-name="Table_20_Contents">Invalid String Literal.</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0</text:p>
          </table:table-cell>
          <table:table-cell table:style-name="Table55.A2" office:value-type="string">
            <text:p text:style-name="P34">3</text:p>
          </table:table-cell>
          <table:table-cell table:style-name="Table55.E2" office:value-type="string">
            <text:p text:style-name="Table_20_Contents">Invalid or Duplicate Class Name.</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0</text:p>
          </table:table-cell>
          <table:table-cell table:style-name="Table55.A2" office:value-type="string">
            <text:p text:style-name="P34">4</text:p>
          </table:table-cell>
          <table:table-cell table:style-name="Table55.E2" office:value-type="string">
            <text:p text:style-name="Table_20_Contents">Invalid Method or Variable Name</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0</text:p>
          </table:table-cell>
          <table:table-cell table:style-name="Table55.A2" office:value-type="string">
            <text:p text:style-name="P34">5</text:p>
          </table:table-cell>
          <table:table-cell table:style-name="Table55.E2" office:value-type="string">
            <text:p text:style-name="Table_20_Contents">Unbalanced Comment.</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0</text:p>
          </table:table-cell>
          <table:table-cell table:style-name="Table55.A2" office:value-type="string">
            <text:p text:style-name="P34">6</text:p>
          </table:table-cell>
          <table:table-cell table:style-name="Table55.E2" office:value-type="string">
            <text:p text:style-name="Table_20_Contents">Invalid or Malformed Control Structure.</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
          </table:table-cell>
          <table:table-cell table:style-name="Table55.E2" office:value-type="string">
            <text:p text:style-name="Table_20_Contents">Invalid Operation Target</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0</text:p>
          </table:table-cell>
          <table:table-cell table:style-name="Table55.E2" office:value-type="string">
            <text:p text:style-name="Table_20_Contents">Unable to create a Subclass of the Target Class.</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1</text:p>
          </table:table-cell>
          <table:table-cell table:style-name="Table55.E2" office:value-type="string">
            <text:p text:style-name="Table_20_Contents">Unable to create an Exclusive Method on the Target Object.</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1</text:p>
          </table:table-cell>
          <table:table-cell table:style-name="Table55.A2" office:value-type="string">
            <text:p text:style-name="P34">2</text:p>
          </table:table-cell>
          <table:table-cell table:style-name="Table55.E2" office:value-type="string">
            <text:p text:style-name="Table_20_Contents">The Target of a String Method is not the String Class.</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
          </table:table-cell>
          <table:table-cell table:style-name="Table55.E2" office:value-type="string">
            <text:p text:style-name="Table_20_Contents">Internal Data Structure Error</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2</text:p>
          </table:table-cell>
          <table:table-cell table:style-name="Table55.A2" office:value-type="string">
            <text:p text:style-name="P34">0</text:p>
          </table:table-cell>
          <table:table-cell table:style-name="Table55.E2" office:value-type="string">
            <text:p text:style-name="Table_20_Contents">Symbol Mapping Error.</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3</text:p>
          </table:table-cell>
          <table:table-cell table:style-name="Table55.A2" office:value-type="string">
            <text:p text:style-name="P34"/>
          </table:table-cell>
          <table:table-cell table:style-name="Table55.E2" office:value-type="string">
            <text:p text:style-name="Table_20_Contents">Source Code Loading Errors</text:p>
          </table:table-cell>
        </table:table-row>
        <table:table-row table:style-name="Table55.1">
          <table:table-cell table:style-name="Table55.A2" office:value-type="string">
            <text:p text:style-name="P34">F</text:p>
          </table:table-cell>
          <table:table-cell table:style-name="Table55.A2" office:value-type="string">
            <text:p text:style-name="P34">1</text:p>
          </table:table-cell>
          <table:table-cell table:style-name="Table55.A2" office:value-type="string">
            <text:p text:style-name="P34">3</text:p>
          </table:table-cell>
          <table:table-cell table:style-name="Table55.A2" office:value-type="string">
            <text:p text:style-name="P34">0</text:p>
          </table:table-cell>
          <table:table-cell table:style-name="Table55.E2" office:value-type="string">
            <text:p text:style-name="Table_20_Contents">Unable to open source file.</text:p>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F</text:p>
          </table:table-cell>
          <table:table-cell table:style-name="Table55.A2" office:value-type="string">
            <text:p text:style-name="P34">2</text:p>
          </table:table-cell>
          <table:table-cell table:style-name="Table55.A2" office:value-type="string">
            <text:p text:style-name="P34">-</text:p>
          </table:table-cell>
          <table:table-cell table:style-name="Table55.A2" office:value-type="string">
            <text:p text:style-name="P34">-</text:p>
          </table:table-cell>
          <table:table-cell table:style-name="Table55.E2" office:value-type="string">
            <text:p text:style-name="Table_20_Contents">Run time error codes</text:p>
          </table:table-cell>
        </table:table-row>
        <table:table-row table:style-name="Table55.1">
          <table:table-cell table:style-name="Table55.A2" office:value-type="string">
            <text:p text:style-name="P34">F</text:p>
          </table:table-cell>
          <table:table-cell table:style-name="Table55.A2" office:value-type="string">
            <text:p text:style-name="P34">2</text:p>
          </table:table-cell>
          <table:table-cell table:style-name="Table55.A2" office:value-type="string">
            <text:p text:style-name="P34">0</text:p>
          </table:table-cell>
          <table:table-cell table:style-name="Table55.A2" office:value-type="string">
            <text:p text:style-name="P34"/>
          </table:table-cell>
          <table:table-cell table:style-name="Table55.E2" office:value-type="string">
            <text:p text:style-name="Table_20_Contents">Message Errors</text:p>
          </table:table-cell>
        </table:table-row>
        <table:table-row table:style-name="Table55.1">
          <table:table-cell table:style-name="Table55.A2" office:value-type="string">
            <text:p text:style-name="P34">F</text:p>
          </table:table-cell>
          <table:table-cell table:style-name="Table55.A2" office:value-type="string">
            <text:p text:style-name="P34">2</text:p>
          </table:table-cell>
          <table:table-cell table:style-name="Table55.A2" office:value-type="string">
            <text:p text:style-name="P34">0</text:p>
          </table:table-cell>
          <table:table-cell table:style-name="Table55.A2" office:value-type="string">
            <text:p text:style-name="P34">0</text:p>
          </table:table-cell>
          <table:table-cell table:style-name="Table55.E2" office:value-type="string">
            <text:p text:style-name="Table_20_Contents">Message Not Understood by the Receiver.</text:p>
          </table:table-cell>
        </table:table-row>
        <table:table-row table:style-name="Table55.1">
          <table:table-cell table:style-name="Table55.A2" office:value-type="string">
            <text:p text:style-name="P34">F</text:p>
          </table:table-cell>
          <table:table-cell table:style-name="Table55.A2" office:value-type="string">
            <text:p text:style-name="P34">2</text:p>
          </table:table-cell>
          <table:table-cell table:style-name="Table55.A2" office:value-type="string">
            <text:p text:style-name="P34">0</text:p>
          </table:table-cell>
          <table:table-cell table:style-name="Table55.A2" office:value-type="string">
            <text:p text:style-name="P34">1</text:p>
          </table:table-cell>
          <table:table-cell table:style-name="Table55.E2" office:value-type="string">
            <text:p text:style-name="Table_20_Contents">Message Not Supported by the Receiver.</text:p>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ext:soft-page-break/>
        <table:table-row table:style-name="Table55.1">
          <table:table-cell table:style-name="Table55.A26" office:value-type="string">
            <text:p text:style-name="P34"/>
          </table:table-cell>
          <table:table-cell table:style-name="Table55.A26" office:value-type="string">
            <text:p text:style-name="P34"/>
          </table:table-cell>
          <table:table-cell table:style-name="Table55.A26" office:value-type="string">
            <text:p text:style-name="P34"/>
          </table:table-cell>
          <table:table-cell table:style-name="Table55.A26" office:value-type="string">
            <text:p text:style-name="P34"/>
          </table:table-cell>
          <table:table-cell table:style-name="Table55.E26" office:value-type="string">
            <text:p text:style-name="Table_20_Contents"/>
          </table:table-cell>
        </table:table-row>
        <table:table-row table:style-name="Table55.1">
          <table:table-cell table:style-name="Table55.A1" office:value-type="string">
            <text:p text:style-name="P34"/>
          </table:table-cell>
          <table:table-cell table:style-name="Table55.A1" office:value-type="string">
            <text:p text:style-name="P34"/>
          </table:table-cell>
          <table:table-cell table:style-name="Table55.A1" office:value-type="string">
            <text:p text:style-name="P34"/>
          </table:table-cell>
          <table:table-cell table:style-name="Table55.A1" office:value-type="string">
            <text:p text:style-name="P34"/>
          </table:table-cell>
          <table:table-cell table:style-name="Table55.E27"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row table:style-name="Table55.1">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A2" office:value-type="string">
            <text:p text:style-name="P34"/>
          </table:table-cell>
          <table:table-cell table:style-name="Table55.E2" office:value-type="string">
            <text:p text:style-name="Table_20_Contents"/>
          </table:table-cell>
        </table:table-row>
      </table:table>
      <text:p text:style-name="Text_20_body"/>
      <text:h text:style-name="Heading_20_1" text:outline-level="1"><text:alphabetical-index-mark-start text:id="IMark168559244"/>Array<text:alphabetical-index-mark-end text:id="IMark168559244"/></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68559244"/>Class<text:alphabetical-index-mark-end text:id="IMark168559244"/></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68559244"/>Complex<text:alphabetical-index-mark-end text:id="IMark168559244"/></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2">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1">7i</text:p>
          </table:table-cell>
          <table:table-cell table:style-name="Table5.B2" office:value-type="string">
            <text:p text:style-name="P10">0+7i</text:p>
          </table:table-cell>
        </table:table-row>
        <table:table-row>
          <table:table-cell table:style-name="Table5.A2" office:value-type="string">
            <text:p text:style-name="P21">-7i</text:p>
          </table:table-cell>
          <table:table-cell table:style-name="Table5.B2" office:value-type="string">
            <text:p text:style-name="P10">0-7i</text:p>
          </table:table-cell>
        </table:table-row>
        <table:table-row>
          <table:table-cell table:style-name="Table5.A2" office:value-type="string">
            <text:p text:style-name="P21">3.7i</text:p>
          </table:table-cell>
          <table:table-cell table:style-name="Table5.B2" office:value-type="string">
            <text:p text:style-name="P10">0+3.7i</text:p>
          </table:table-cell>
        </table:table-row>
        <table:table-row>
          <table:table-cell table:style-name="Table5.A2" office:value-type="string">
            <text:p text:style-name="P21">1/2i</text:p>
          </table:table-cell>
          <table:table-cell table:style-name="Table5.B2" office:value-type="string">
            <text:p text:style-name="P10">0+1/2i</text:p>
          </table:table-cell>
        </table:table-row>
        <table:table-row>
          <table:table-cell table:style-name="Table5.A2" office:value-type="string">
            <text:p text:style-name="P21">-3-7i</text:p>
          </table:table-cell>
          <table:table-cell table:style-name="Table5.B2" office:value-type="string">
            <text:p text:style-name="P10">-3-7i</text:p>
          </table:table-cell>
        </table:table-row>
        <table:table-row>
          <table:table-cell table:style-name="Table5.A2" office:value-type="string">
            <text:p text:style-name="P21">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68560492"/>.cbrt<text:alphabetical-index-mark-end text:id="IMark168560492"/>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68562604"/>.e**<text:alphabetical-index-mark-end text:id="IMark168562604"/>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68560492"/>.split<text:alphabetical-index-mark-end text:id="IMark168560492"/>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68562604"/>.sqrt<text:alphabetical-index-mark-end text:id="IMark168562604"/>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68562172"/>Exception<text:alphabetical-index-mark-end text:id="IMark168562172"/></text:h>
      <text:p text:style-name="Text_20_body"/>
      <text:p text:style-name="Text_20_body">Inheritance: Exception <text:span text:style-name="T9">←</text:span> Object</text:p>
      <text:p text:style-name="Text_20_body"/>
      <text:h text:style-name="Heading_20_2" text:outline-level="2"/>
      <text:h text:style-name="Heading_20_1" text:outline-level="1"><text:alphabetical-index-mark-start text:id="IMark168562172"/>FalseClass<text:alphabetical-index-mark-end text:id="IMark16856217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68562604"/>&amp;&amp;<text:alphabetical-index-mark-end text:id="IMark16856260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68562604"/>^^<text:alphabetical-index-mark-end text:id="IMark16856260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68562604"/>||<text:alphabetical-index-mark-end text:id="IMark16856260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68562172"/>Float<text:alphabetical-index-mark-end text:id="IMark16856217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1">7.0</text:p>
          </table:table-cell>
          <table:table-cell table:style-name="Table8.B2" office:value-type="string">
            <text:p text:style-name="P10">7.0</text:p>
          </table:table-cell>
        </table:table-row>
        <table:table-row>
          <table:table-cell table:style-name="Table8.A2" office:value-type="string">
            <text:p text:style-name="P21">7.0E3</text:p>
          </table:table-cell>
          <table:table-cell table:style-name="Table8.B2" office:value-type="string">
            <text:p text:style-name="P10">7000.0</text:p>
          </table:table-cell>
        </table:table-row>
        <table:table-row>
          <table:table-cell table:style-name="Table8.A2" office:value-type="string">
            <text:p text:style-name="P21">7.0E-3</text:p>
          </table:table-cell>
          <table:table-cell table:style-name="Table8.B2" office:value-type="string">
            <text:p text:style-name="P10">0.007</text:p>
          </table:table-cell>
        </table:table-row>
        <table:table-row>
          <table:table-cell table:style-name="Table8.A2" office:value-type="string">
            <text:p text:style-name="P21">-7.0</text:p>
          </table:table-cell>
          <table:table-cell table:style-name="Table8.B2" office:value-type="string">
            <text:p text:style-name="P10">-7.0</text:p>
          </table:table-cell>
        </table:table-row>
        <table:table-row>
          <table:table-cell table:style-name="Table8.A2" office:value-type="string">
            <text:p text:style-name="P21">-7.0E3</text:p>
          </table:table-cell>
          <table:table-cell table:style-name="Table8.B2" office:value-type="string">
            <text:p text:style-name="P10">-7000.0</text:p>
          </table:table-cell>
        </table:table-row>
        <table:table-row>
          <table:table-cell table:style-name="Table8.A2" office:value-type="string">
            <text:p text:style-name="P21">-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68562556"/>Hash<text:alphabetical-index-mark-end text:id="IMark16856255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68562556"/>InStream<text:alphabetical-index-mark-end text:id="IMark168562556"/></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69226000"/>Integer<text:alphabetical-index-mark-end text:id="IMark16922600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1">7</text:p>
          </table:table-cell>
          <table:table-cell table:style-name="Table7.B2" office:value-type="string">
            <text:p text:style-name="P10">7</text:p>
          </table:table-cell>
        </table:table-row>
        <table:table-row>
          <table:table-cell table:style-name="Table7.A2" office:value-type="string">
            <text:p text:style-name="P21">-7</text:p>
          </table:table-cell>
          <table:table-cell table:style-name="Table7.B2" office:value-type="string">
            <text:p text:style-name="P10">-7</text:p>
          </table:table-cell>
        </table:table-row>
        <table:table-row>
          <table:table-cell table:style-name="Table7.A2" office:value-type="string">
            <text:p text:style-name="P21">445556678789933</text:p>
          </table:table-cell>
          <table:table-cell table:style-name="Table7.B2" office:value-type="string">
            <text:p text:style-name="P10">445556678789933</text:p>
          </table:table-cell>
        </table:table-row>
        <table:table-row>
          <table:table-cell table:style-name="Table7.A2" office:value-type="string">
            <text:p text:style-name="P21">0xff</text:p>
          </table:table-cell>
          <table:table-cell table:style-name="Table7.B2" office:value-type="string">
            <text:p text:style-name="P10">255</text:p>
          </table:table-cell>
        </table:table-row>
        <table:table-row>
          <table:table-cell table:style-name="Table7.A2" office:value-type="string">
            <text:p text:style-name="P21">0xffffffffff</text:p>
          </table:table-cell>
          <table:table-cell table:style-name="Table7.B2" office:value-type="string">
            <text:p text:style-name="P10">1099511627775</text:p>
          </table:table-cell>
        </table:table-row>
        <table:table-row>
          <table:table-cell table:style-name="Table7.A2" office:value-type="string">
            <text:p text:style-name="P21">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68562652"/><text:alphabetical-index-mark-start text:id="IMark168559340"/>MaxNumeric<text:alphabetical-index-mark-end text:id="IMark168559340"/><text:alphabetical-index-mark-end text:id="IMark168562652"/></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68562652"/><text:alphabetical-index-mark-start text:id="IMark168559340"/>MinNumeric<text:alphabetical-index-mark-end text:id="IMark168559340"/><text:alphabetical-index-mark-end text:id="IMark168562652"/></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68562652"/><text:alphabetical-index-mark-start text:id="IMark168559340"/><text:alphabetical-index-mark-start text:id="IMark168561116"/>NilClass<text:alphabetical-index-mark-end text:id="IMark168561116"/><text:alphabetical-index-mark-end text:id="IMark168559340"/><text:alphabetical-index-mark-end text:id="IMark168562652"/></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68562556"/>&amp;&amp;<text:alphabetical-index-mark-end text:id="IMark16856255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68562556"/>^^<text:alphabetical-index-mark-end text:id="IMark16856255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68562556"/>||<text:alphabetical-index-mark-end text:id="IMark16856255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68562652"/>Numeric<text:alphabetical-index-mark-end text:id="IMark16856265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68562652"/>Object<text:alphabetical-index-mark-end text:id="IMark168562652"/></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68562556"/>&amp;&amp;<text:alphabetical-index-mark-end text:id="IMark16856255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68562556"/>)methods<text:alphabetical-index-mark-end text:id="IMark16856255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68562556"/>.<text:alphabetical-index-mark-end text:id="IMark16856255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68562556"/>.::<text:alphabetical-index-mark-end text:id="IMark16856255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5"/>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68562556"/>inst:<text:alphabetical-index-mark-end text:id="IMark16856255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68562556"/>local:<text:alphabetical-index-mark-end text:id="IMark16856255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68562556"/>super<text:alphabetical-index-mark-end text:id="IMark16856255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68562556"/>;<text:alphabetical-index-mark-end text:id="IMark16856255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68562556"/>.class<text:alphabetical-index-mark-end text:id="IMark168562556"/> [a_class]</text:h>
            <text:p text:style-name="P14"><text:span text:style-name="T1">Routing:</text:span> TOS.</text:p>
            <text:p text:style-name="P14">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68562556"/>.clone<text:alphabetical-index-mark-end text:id="IMark16856255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68562556"/>.copy<text:alphabetical-index-mark-end text:id="IMark16856255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68562556"/>.init<text:alphabetical-index-mark-end text:id="IMark16856255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68562556"/>.is_class?<text:alphabetical-index-mark-end text:id="IMark16856255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68562556"/>.name<text:alphabetical-index-mark-end text:id="IMark16856255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P17">Object .name</text:p>
          </table:table-cell>
          <table:table-cell table:style-name="Table30.B2" office:value-type="string">
            <text:p text:style-name="P14">“Object”</text:p>
          </table:table-cell>
        </table:table-row>
        <table:table-row>
          <table:table-cell table:style-name="Table30.A2" office:value-type="string">
            <text:p text:style-name="P17">100 .name</text:p>
          </table:table-cell>
          <table:table-cell table:style-name="Table30.B2" office:value-type="string">
            <text:p text:style-name="P14">“Fixnum instance”</text:p>
          </table:table-cell>
        </table:table-row>
        <table:table-row>
          <table:table-cell table:style-name="Table30.A2" office:value-type="string">
            <text:p text:style-name="P17">vm .name</text:p>
          </table:table-cell>
          <table:table-cell table:style-name="Table30.B2" office:value-type="string">
            <text:p text:style-name="P14">“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68562556"/>.strlen<text:alphabetical-index-mark-end text:id="IMark16856255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P17">"ABCD" .strlen </text:p>
          </table:table-cell>
          <table:table-cell table:style-name="Table31.A1" office:value-type="string">
            <text:p text:style-name="P14">4</text:p>
          </table:table-cell>
        </table:table-row>
        <table:table-row>
          <table:table-cell table:style-name="Table31.A3" office:value-type="string">
            <text:p text:style-name="P17">100 .strlen </text:p>
          </table:table-cell>
          <table:table-cell table:style-name="Table31.B4" office:value-type="string">
            <text:p text:style-name="P14">3</text:p>
          </table:table-cell>
        </table:table-row>
        <table:table-row>
          <table:table-cell table:style-name="Table31.A5" office:value-type="string">
            <text:p text:style-name="P17">Object .strlen </text:p>
          </table:table-cell>
          <table:table-cell table:style-name="Table31.A1" office:value-type="string">
            <text:p text:style-name="P14">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69397676"/>.to_f<text:alphabetical-index-mark-end text:id="IMark16939767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69397676"/>.to_f!<text:alphabetical-index-mark-end text:id="IMark16939767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9">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69397676"/>.to_i<text:alphabetical-index-mark-end text:id="IMark16939767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69397676"/>.to_i!<text:alphabetical-index-mark-end text:id="IMark169397676"/>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9">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69397676"/>.to_n<text:alphabetical-index-mark-end text:id="IMark16939767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69397676"/>.to_n!<text:alphabetical-index-mark-end text:id="IMark16939767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9">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69397676"/>.to_r<text:alphabetical-index-mark-end text:id="IMark16939767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69397676"/>.to_r!<text:alphabetical-index-mark-end text:id="IMark16939767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9">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69397676"/>.to_s<text:alphabetical-index-mark-end text:id="IMark16939767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69397676"/>.to_x<text:alphabetical-index-mark-end text:id="IMark16939767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P14">5</text:p>
          </table:table-cell>
          <table:table-cell table:style-name="Table41.B2" office:value-type="string">
            <text:p text:style-name="P14">5+0i</text:p>
          </table:table-cell>
        </table:table-row>
        <table:table-row>
          <table:table-cell table:style-name="Table41.A2" office:value-type="string">
            <text:p text:style-name="P14">5.2</text:p>
          </table:table-cell>
          <table:table-cell table:style-name="Table41.B2" office:value-type="string">
            <text:p text:style-name="P14">5.2+0i</text:p>
          </table:table-cell>
        </table:table-row>
        <table:table-row>
          <table:table-cell table:style-name="Table41.A2" office:value-type="string">
            <text:p text:style-name="P14">“5”</text:p>
          </table:table-cell>
          <table:table-cell table:style-name="Table41.B2" office:value-type="string">
            <text:p text:style-name="P14">5+0i</text:p>
          </table:table-cell>
        </table:table-row>
        <table:table-row>
          <table:table-cell table:style-name="Table41.A2" office:value-type="string">
            <text:p text:style-name="P14">1+2i</text:p>
          </table:table-cell>
          <table:table-cell table:style-name="Table41.B2" office:value-type="string">
            <text:p text:style-name="P14">1+2i</text:p>
          </table:table-cell>
        </table:table-row>
        <table:table-row>
          <table:table-cell table:style-name="Table41.A2" office:value-type="string">
            <text:p text:style-name="P14">“apple”</text:p>
          </table:table-cell>
          <table:table-cell table:style-name="Table41.B2" office:value-type="string">
            <text:p text:style-name="P14">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69397676"/>.to_x!<text:alphabetical-index-mark-end text:id="IMark16939767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P14">5</text:p>
          </table:table-cell>
          <table:table-cell table:style-name="Table42.B2" office:value-type="string">
            <text:p text:style-name="P14">5+0i</text:p>
          </table:table-cell>
        </table:table-row>
        <table:table-row table:style-name="Table42.1">
          <table:table-cell table:style-name="Table42.A2" office:value-type="string">
            <text:p text:style-name="P14">5.2</text:p>
          </table:table-cell>
          <table:table-cell table:style-name="Table42.B2" office:value-type="string">
            <text:p text:style-name="P14">5.2+0i</text:p>
          </table:table-cell>
        </table:table-row>
        <table:table-row table:style-name="Table42.1">
          <table:table-cell table:style-name="Table42.A2" office:value-type="string">
            <text:p text:style-name="P14">“5”</text:p>
          </table:table-cell>
          <table:table-cell table:style-name="Table42.B2" office:value-type="string">
            <text:p text:style-name="P14">5+0i</text:p>
          </table:table-cell>
        </table:table-row>
        <table:table-row table:style-name="Table42.1">
          <table:table-cell table:style-name="Table42.A2" office:value-type="string">
            <text:p text:style-name="P14">1+2i</text:p>
          </table:table-cell>
          <table:table-cell table:style-name="Table42.B2" office:value-type="string">
            <text:p text:style-name="P14">1+2i</text:p>
          </table:table-cell>
        </table:table-row>
        <table:table-row table:style-name="Table42.1">
          <table:table-cell table:style-name="Table42.A2" office:value-type="string">
            <text:p text:style-name="P14">“apple”</text:p>
          </table:table-cell>
          <table:table-cell table:style-name="Table42.B2" office:value-type="string">
            <text:p text:style-name="P20">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69397676"/>&lt;&gt;<text:alphabetical-index-mark-end text:id="IMark169397676"/>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69397676"/>=<text:alphabetical-index-mark-end text:id="IMark169397676"/>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69397676"/>^^<text:alphabetical-index-mark-end text:id="IMark169397676"/>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69397676"/>distinct?<text:alphabetical-index-mark-end text:id="IMark169397676"/>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P14">4 5 distinct?</text:p>
          </table:table-cell>
          <table:table-cell table:style-name="Table46.B2" office:value-type="string">
            <text:p text:style-name="P14">true</text:p>
          </table:table-cell>
        </table:table-row>
        <table:table-row table:style-name="Table46.1">
          <table:table-cell table:style-name="Table46.A2" office:value-type="string">
            <text:p text:style-name="P14">4 4 distinct?</text:p>
          </table:table-cell>
          <table:table-cell table:style-name="Table46.B2" office:value-type="string">
            <text:p text:style-name="P14">false</text:p>
          </table:table-cell>
        </table:table-row>
        <text:soft-page-break/>
        <table:table-row table:style-name="Table46.1">
          <table:table-cell table:style-name="Table46.A2" office:value-type="string">
            <text:p text:style-name="P14">“hi” dup distinct?</text:p>
          </table:table-cell>
          <table:table-cell table:style-name="Table46.B2" office:value-type="string">
            <text:p text:style-name="P14">false</text:p>
          </table:table-cell>
        </table:table-row>
        <table:table-row table:style-name="Table46.1">
          <table:table-cell table:style-name="Table46.A2" office:value-type="string">
            <text:p text:style-name="P14">“hi” “ho” distinct?</text:p>
          </table:table-cell>
          <table:table-cell table:style-name="Table46.B2" office:value-type="string">
            <text:p text:style-name="P14">true</text:p>
          </table:table-cell>
        </table:table-row>
        <table:table-row table:style-name="Table46.1">
          <table:table-cell table:style-name="Table46.A2" office:value-type="string">
            <text:p text:style-name="P14">“hi” “hi” distinct?</text:p>
          </table:table-cell>
          <table:table-cell table:style-name="Table46.B2" office:value-type="string">
            <text:p text:style-name="P14">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69397676"/>identical?<text:alphabetical-index-mark-end text:id="IMark169397676"/>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P14">4 5 identical?</text:p>
          </table:table-cell>
          <table:table-cell table:style-name="Table47.B2" office:value-type="string">
            <text:p text:style-name="P14">false</text:p>
          </table:table-cell>
        </table:table-row>
        <table:table-row table:style-name="Table47.1">
          <table:table-cell table:style-name="Table47.A2" office:value-type="string">
            <text:p text:style-name="P14">4 4 identical?</text:p>
          </table:table-cell>
          <table:table-cell table:style-name="Table47.B2" office:value-type="string">
            <text:p text:style-name="P14">true</text:p>
          </table:table-cell>
        </table:table-row>
        <table:table-row table:style-name="Table47.1">
          <table:table-cell table:style-name="Table47.A2" office:value-type="string">
            <text:p text:style-name="P14">“hi” dup identical?</text:p>
          </table:table-cell>
          <table:table-cell table:style-name="Table47.B2" office:value-type="string">
            <text:p text:style-name="P14">true</text:p>
          </table:table-cell>
        </table:table-row>
        <table:table-row table:style-name="Table47.1">
          <table:table-cell table:style-name="Table47.A2" office:value-type="string">
            <text:p text:style-name="P14">“hi” “ho” identical?</text:p>
          </table:table-cell>
          <table:table-cell table:style-name="Table47.B2" office:value-type="string">
            <text:p text:style-name="P14">false</text:p>
          </table:table-cell>
        </table:table-row>
        <table:table-row table:style-name="Table47.1">
          <table:table-cell table:style-name="Table47.A2" office:value-type="string">
            <text:p text:style-name="P14">“hi” “hi” identical?</text:p>
          </table:table-cell>
          <table:table-cell table:style-name="Table47.B2" office:value-type="string">
            <text:p text:style-name="P14">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69397676"/>max<text:alphabetical-index-mark-end text:id="IMark169397676"/>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P14">4 5 max</text:p>
          </table:table-cell>
          <table:table-cell table:style-name="Table48.B2" office:value-type="string">
            <text:p text:style-name="P14">5</text:p>
          </table:table-cell>
        </table:table-row>
        <table:table-row table:style-name="Table48.1">
          <table:table-cell table:style-name="Table48.A2" office:value-type="string">
            <text:p text:style-name="P14">4 “5” max</text:p>
          </table:table-cell>
          <table:table-cell table:style-name="Table48.B2" office:value-type="string">
            <text:p text:style-name="P14">“5”</text:p>
          </table:table-cell>
        </table:table-row>
        <table:table-row table:style-name="Table48.1">
          <table:table-cell table:style-name="Table48.A2" office:value-type="string">
            <text:p text:style-name="P14">4 2 max</text:p>
          </table:table-cell>
          <table:table-cell table:style-name="Table48.B2" office:value-type="string">
            <text:p text:style-name="P14">4</text:p>
          </table:table-cell>
        </table:table-row>
        <table:table-row table:style-name="Table48.1">
          <table:table-cell table:style-name="Table48.A2" office:value-type="string">
            <text:p text:style-name="P14">4 “apple” max</text:p>
          </table:table-cell>
          <table:table-cell table:style-name="Table48.B2" office:value-type="string">
            <text:p text:style-name="P20">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69397676"/>min<text:alphabetical-index-mark-end text:id="IMark16939767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P14">4 5 min</text:p>
          </table:table-cell>
          <table:table-cell table:style-name="Table49.B2" office:value-type="string">
            <text:p text:style-name="P14">4</text:p>
          </table:table-cell>
        </table:table-row>
        <table:table-row table:style-name="Table49.1">
          <table:table-cell table:style-name="Table49.A2" office:value-type="string">
            <text:p text:style-name="P14">4 “5” min</text:p>
          </table:table-cell>
          <table:table-cell table:style-name="Table49.B2" office:value-type="string">
            <text:p text:style-name="P14">4</text:p>
          </table:table-cell>
        </table:table-row>
        <text:soft-page-break/>
        <table:table-row table:style-name="Table49.1">
          <table:table-cell table:style-name="Table49.A2" office:value-type="string">
            <text:p text:style-name="P14">4 2 min</text:p>
          </table:table-cell>
          <table:table-cell table:style-name="Table49.B2" office:value-type="string">
            <text:p text:style-name="P14">2</text:p>
          </table:table-cell>
        </table:table-row>
        <table:table-row table:style-name="Table49.1">
          <table:table-cell table:style-name="Table49.A2" office:value-type="string">
            <text:p text:style-name="P14">4 “apple” min</text:p>
          </table:table-cell>
          <table:table-cell table:style-name="Table49.B2" office:value-type="string">
            <text:p text:style-name="P20">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69397676"/>nil&lt;&gt;<text:alphabetical-index-mark-end text:id="IMark169397676"/>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69397676"/>nil=<text:alphabetical-index-mark-end text:id="IMark16939767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69397676"/>not<text:alphabetical-index-mark-end text:id="IMark16939767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69397676"/>||<text:alphabetical-index-mark-end text:id="IMark169397676"/>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68562652"/>OutStream<text:alphabetical-index-mark-end text:id="IMark16856265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68562652"/>Procedure<text:alphabetical-index-mark-end text:id="IMark168562652"/></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68562652"/>Queue<text:alphabetical-index-mark-end text:id="IMark168562652"/></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68562652"/>Rational<text:alphabetical-index-mark-end text:id="IMark16856265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2">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1">1/2</text:p>
          </table:table-cell>
          <table:table-cell table:style-name="Table6.B2" office:value-type="string">
            <text:p text:style-name="P10">1/2</text:p>
          </table:table-cell>
        </table:table-row>
        <table:table-row>
          <table:table-cell table:style-name="Table6.A2" office:value-type="string">
            <text:p text:style-name="P21">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8558716"/>.split<text:alphabetical-index-mark-end text:id="IMark16855871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4">1/2 .split</text:p>
          </table:table-cell>
          <table:table-cell table:style-name="Table18.B2" office:value-type="string">
            <text:p text:style-name="P14">1 <text:s/>2</text:p>
          </table:table-cell>
        </table:table-row>
        <table:table-row table:style-name="Table18.1">
          <table:table-cell table:style-name="Table18.A2" office:value-type="string">
            <text:p text:style-name="P14">3/4 .split</text:p>
          </table:table-cell>
          <table:table-cell table:style-name="Table18.B2" office:value-type="string">
            <text:p text:style-name="P14">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68561212"/>Stack<text:alphabetical-index-mark-end text:id="IMark168561212"/></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68561212"/>String<text:alphabetical-index-mark-end text:id="IMark168561212"/></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68561212"/>Thread<text:alphabetical-index-mark-end text:id="IMark16856121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68561212"/><text:alphabetical-index-mark-start text:id="IMark168559580"/><text:alphabetical-index-mark-start text:id="IMark168562268"/>TrueClass<text:alphabetical-index-mark-end text:id="IMark168562268"/><text:alphabetical-index-mark-end text:id="IMark168559580"/><text:alphabetical-index-mark-end text:id="IMark168561212"/></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4"/>
      <text:h text:style-name="Heading_20_1" text:outline-level="1"><text:alphabetical-index-mark-start text:id="IMark168561212"/>VirtualMachine<text:alphabetical-index-mark-end text:id="IMark168561212"/></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68561212"/>Commands<text:alphabetical-index-mark-end text:id="IMark16856121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6">.</text:p>
          </table:table-cell>
          <table:table-cell table:style-name="Table4.B2" office:value-type="string">
            <text:p text:style-name="P14">Any character except newline</text:p>
          </table:table-cell>
        </table:table-row>
        <table:table-row>
          <table:table-cell table:style-name="Table4.A2" office:value-type="string">
            <text:p text:style-name="P16">[A-Z]</text:p>
          </table:table-cell>
          <table:table-cell table:style-name="Table4.B2" office:value-type="string">
            <text:p text:style-name="P14">Any uppercase alphabetical character.</text:p>
          </table:table-cell>
        </table:table-row>
        <table:table-row>
          <table:table-cell table:style-name="Table4.A2" office:value-type="string">
            <text:p text:style-name="P16">[A-Za-z0-9_]</text:p>
          </table:table-cell>
          <table:table-cell table:style-name="Table4.B2" office:value-type="string">
            <text:p text:style-name="P14">Any alphanumeric or underscore character.</text:p>
          </table:table-cell>
        </table:table-row>
        <table:table-row>
          <table:table-cell table:style-name="Table4.A2" office:value-type="string">
            <text:p text:style-name="P16">\.</text:p>
          </table:table-cell>
          <table:table-cell table:style-name="Table4.B2" office:value-type="string">
            <text:p text:style-name="P14">A single '.' character.</text:p>
          </table:table-cell>
        </table:table-row>
        <table:table-row>
          <table:table-cell table:style-name="Table4.A2" office:value-type="string">
            <text:p text:style-name="P16">\/</text:p>
          </table:table-cell>
          <table:table-cell table:style-name="Table4.B2" office:value-type="string">
            <text:p text:style-name="P14">A single '/' character</text:p>
          </table:table-cell>
        </table:table-row>
        <table:table-row>
          <table:table-cell table:style-name="Table4.A2" office:value-type="string">
            <text:p text:style-name="P16">\d</text:p>
          </table:table-cell>
          <table:table-cell table:style-name="Table4.B2" office:value-type="string">
            <text:p text:style-name="P14">A digit (0..9)</text:p>
          </table:table-cell>
        </table:table-row>
        <table:table-row>
          <table:table-cell table:style-name="Table4.A2" office:value-type="string">
            <text:p text:style-name="P16">X*</text:p>
          </table:table-cell>
          <table:table-cell table:style-name="Table4.B2" office:value-type="string">
            <text:p text:style-name="P14">0 or more repetitions of the X expression.</text:p>
          </table:table-cell>
        </table:table-row>
        <table:table-row>
          <table:table-cell table:style-name="Table4.A2" office:value-type="string">
            <text:p text:style-name="P16">X+</text:p>
          </table:table-cell>
          <table:table-cell table:style-name="Table4.B2" office:value-type="string">
            <text:p text:style-name="P14">1 or more repetitions of the X expression.</text:p>
          </table:table-cell>
        </table:table-row>
        <table:table-row>
          <table:table-cell table:style-name="Table4.A2" office:value-type="string">
            <text:p text:style-name="P16">^</text:p>
          </table:table-cell>
          <table:table-cell table:style-name="Table4.B2" office:value-type="string">
            <text:p text:style-name="P14">The beginning of the line or string.</text:p>
          </table:table-cell>
        </table:table-row>
        <table:table-row>
          <table:table-cell table:style-name="Table4.A2" office:value-type="string">
            <text:p text:style-name="P16">$</text:p>
          </table:table-cell>
          <table:table-cell table:style-name="Table4.B2" office:value-type="string">
            <text:p text:style-name="P14">The end of the line or string</text:p>
          </table:table-cell>
        </table:table-row>
        <table:table-row>
          <table:table-cell table:style-name="Table4.A2" office:value-type="string">
            <text:p text:style-name="P15">other</text:p>
          </table:table-cell>
          <table:table-cell table:style-name="Table4.B2" office:value-type="string">
            <text:p text:style-name="P14">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31">A</text:p>
          <text:p text:style-name="P30">Array<text:tab/>27</text:p>
          <text:p text:style-name="P31">C</text:p>
          <text:p text:style-name="P30">Class<text:tab/>28</text:p>
          <text:p text:style-name="P30">Classes<text:tab/>20</text:p>
          <text:p text:style-name="P30">Commands<text:tab/>64</text:p>
          <text:p text:style-name="P30">Complex<text:tab/>29</text:p>
          <text:p text:style-name="P31">D</text:p>
          <text:p text:style-name="P30">Demo.rb<text:tab/>10</text:p>
          <text:p text:style-name="P30">distinct?<text:tab/>50</text:p>
          <text:p text:style-name="P30">do_map_name<text:tab/>24</text:p>
          <text:p text:style-name="P30">drop<text:tab/>17</text:p>
          <text:p text:style-name="P30">dup<text:tab/>17</text:p>
          <text:p text:style-name="P31">E</text:p>
          <text:p text:style-name="P30">Exception<text:tab/>31</text:p>
          <text:p text:style-name="P31">F</text:p>
          <text:p text:style-name="P30">FalseClass<text:tab/>32</text:p>
          <text:p text:style-name="P30">Float<text:tab/>34</text:p>
          <text:p text:style-name="P31">H</text:p>
          <text:p text:style-name="P30">Hash<text:tab/>35</text:p>
          <text:p text:style-name="P31">I</text:p>
          <text:p text:style-name="P30">identical?<text:tab/>51</text:p>
          <text:p text:style-name="P30">Inheritance<text:tab/>21</text:p>
          <text:p text:style-name="P30">inst:<text:tab/>44</text:p>
          <text:p text:style-name="P30">InStream<text:tab/>36</text:p>
          <text:p text:style-name="P30">Integer<text:tab/>37</text:p>
          <text:p text:style-name="P31">L</text:p>
          <text:p text:style-name="P30">Late Binding<text:tab/>21</text:p>
          <text:p text:style-name="P30">local:<text:tab/>44</text:p>
          <text:p text:style-name="P31">M</text:p>
          <text:p text:style-name="P30">max<text:tab/>51</text:p>
          <text:p text:style-name="P30">MaxNumeric<text:tab/>39</text:p>
          <text:p text:style-name="P30">Method Mapping<text:tab/>22</text:p>
          <text:p text:style-name="P30">Methods<text:tab/>21</text:p>
          <text:p text:style-name="P30">min<text:tab/>51</text:p>
          <text:p text:style-name="P30">MinNumeric<text:tab/>40</text:p>
          <text:p text:style-name="P31">N</text:p>
          <text:p text:style-name="P30">nil&lt;&gt;<text:tab/>52</text:p>
          <text:p text:style-name="P30">nil=<text:tab/>52</text:p>
          <text:p text:style-name="P30">NilClass<text:tab/>41</text:p>
          <text:p text:style-name="P30">nip<text:tab/>17</text:p>
          <text:p text:style-name="P30">not<text:tab/>52</text:p>
          <text:p text:style-name="P30">Numeric<text:tab/>42</text:p>
          <text:p text:style-name="P31">O</text:p>
          <text:p text:style-name="P30">Object<text:tab/>43</text:p>
          <text:p text:style-name="P30">OutStream<text:tab/>53</text:p>
          <text:p text:style-name="P30">over<text:tab/>17</text:p>
          <text:p text:style-name="P31">P</text:p>
          <text:p text:style-name="P30">pick<text:tab/>17</text:p>
          <text:p text:style-name="P30">Polymorphism<text:tab/>21</text:p>
          <text:p text:style-name="P30">Procedure<text:tab/>54</text:p>
          <text:p text:style-name="P31">Q</text:p>
          <text:p text:style-name="P30">Queue<text:tab/>55</text:p>
          <text:p text:style-name="P31">R</text:p>
          <text:p text:style-name="P30">Rake<text:tab/>10</text:p>
          <text:p text:style-name="P30">Rational<text:tab/>56</text:p>
          <text:p text:style-name="P30">Routing<text:tab/>23</text:p>
          <text:p text:style-name="P31">S</text:p>
          <text:p text:style-name="P30">Stack<text:tab/>58</text:p>
          <text:p text:style-name="P30">String<text:tab/>59</text:p>
          <text:p text:style-name="P30">super<text:tab/>44</text:p>
          <text:p text:style-name="P30">swap<text:tab/>18</text:p>
          <text:p text:style-name="P30">SymbolMap<text:tab/>22</text:p>
          <text:p text:style-name="P31">T</text:p>
          <text:p text:style-name="P30">Thread<text:tab/>60</text:p>
          <text:p text:style-name="P30">TrueClass<text:tab/>61</text:p>
          <text:p text:style-name="P30">tuck<text:tab/>18</text:p>
          <text:p text:style-name="P31">V</text:p>
          <text:p text:style-name="P30">VirtualMachine<text:tab/>62</text:p>
          <text:p text:style-name="P31">^</text:p>
          <text:p text:style-name="P30">^^<text:tab/>32, 41, 50</text:p>
          <text:p text:style-name="P31">;</text:p>
          <text:p text:style-name="P30">;<text:tab/>44</text:p>
          <text:p text:style-name="P31">:</text:p>
          <text:p text:style-name="P30">:<text:tab/>23</text:p>
          <text:p text:style-name="P31">.</text:p>
          <text:p text:style-name="P30">.<text:tab/>43</text:p>
          <text:p text:style-name="P30">.:<text:tab/>23</text:p>
          <text:p text:style-name="P30">.::<text:tab/>23, 44</text:p>
          <text:p text:style-name="P30">.cbrt<text:tab/>30</text:p>
          <text:p text:style-name="P30">.class<text:tab/>44</text:p>
          <text:p text:style-name="P30">.clone<text:tab/>45</text:p>
          <text:p text:style-name="P30">.copy<text:tab/>45</text:p>
          <text:p text:style-name="P30">.e**<text:tab/>30</text:p>
          <text:p text:style-name="P30">.init<text:tab/>45</text:p>
          <text:p text:style-name="P30">.is_class?<text:tab/>45</text:p>
          <text:p text:style-name="P30">.name<text:tab/>46</text:p>
          <text:p text:style-name="P30">.split<text:tab/>30, 56</text:p>
          <text:p text:style-name="P30">.sqrt<text:tab/>30</text:p>
          <text:p text:style-name="P30">.strlen<text:tab/>46</text:p>
          <text:p text:style-name="P30">.to_f<text:tab/>46</text:p>
          <text:p text:style-name="P30">.to_f!<text:tab/>47</text:p>
          <text:p text:style-name="P30">.to_i<text:tab/>47</text:p>
          <text:p text:style-name="P30">.to_i!<text:tab/>47</text:p>
          <text:p text:style-name="P30">.to_n<text:tab/>47</text:p>
          <text:p text:style-name="P30">.to_n!<text:tab/>48</text:p>
          <text:p text:style-name="P30">.to_r<text:tab/>48</text:p>
          <text:p text:style-name="P30">.to_r!<text:tab/>49</text:p>
          <text:p text:style-name="P30">.to_s<text:tab/>49</text:p>
          <text:p text:style-name="P30">.to_x<text:tab/>49</text:p>
          <text:p text:style-name="P30">.to_x!<text:tab/>50</text:p>
          <text:p text:style-name="P31">)</text:p>
          <text:p text:style-name="P30">)methods<text:tab/>43</text:p>
          <text:p text:style-name="P31">&amp;</text:p>
          <text:p text:style-name="P30">&amp;&amp;<text:tab/>32, 41, 43</text:p>
          <text:p text:style-name="P31">&lt;</text:p>
          <text:p text:style-name="P30">&lt;&gt;<text:tab/>50</text:p>
          <text:p text:style-name="P31">=</text:p>
          <text:p text:style-name="P30">=<text:tab/>50</text:p>
          <text:p text:style-name="P31">|</text:p>
          <text:p text:style-name="P30">||<text:tab/>32, 41, 52</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1</text:page-number> of <text:page-count>7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21H57M56S</meta:editing-duration>
    <meta:editing-cycles>1027</meta:editing-cycles>
    <meta:generator>OpenOffice/4.1.1$Win32 OpenOffice.org_project/411m6$Build-9775</meta:generator>
    <dc:date>2015-02-08T21:57:32.99</dc:date>
    <dc:creator>Peter Camilleri</dc:creator>
    <meta:document-statistic meta:table-count="55" meta:image-count="0" meta:object-count="0" meta:page-count="71" meta:paragraph-count="1673" meta:word-count="10257" meta:character-count="63309"/>
    <meta:template xlink:type="simple" xlink:actuate="onRequest" xlink:title="MyDefault" xlink:href="../../../../OpenOffice.org/3/user/template/MyDefault.ott" meta:date="2014-06-26T22:09:00.24"/>
  </office:meta>
</office:document-meta>
</file>